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1f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tterson pointing:</text:p>
      <text:p text:style-name="P1"/>
      <text:p text:style-name="P1">- Not going to make a strip as an advertisement</text:p>
      <text:p text:style-name="P1">- C&amp;H reflect Watterson’s inner voice</text:p>
      <text:p text:style-name="P1">- Creators cannot keep control of their art if they don’t own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8:06:17.630109000</meta:creation-date>
    <dc:date>2016-09-27T08:07:34.730513000</dc:date>
    <meta:editing-duration>PT1M17S</meta:editing-duration>
    <meta:editing-cycles>1</meta:editing-cycles>
    <meta:generator>LibreOffice/5.2.1.2$MacOSX_X86_64 LibreOffice_project/31dd62db80d4e60af04904455ec9c9219178d620</meta:generator>
    <meta:document-statistic meta:table-count="0" meta:image-count="0" meta:object-count="0" meta:page-count="1" meta:paragraph-count="4" meta:word-count="31" meta:character-count="167" meta:non-whitespace-character-count="140"/>
  </office:meta>
</office:document-meta>
</file>